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C00000295AB699F592562A347.png" manifest:media-type="image/png"/>
  <manifest:file-entry manifest:full-path="Pictures/100000010000010C000001BF19AB9053BCB89C51.png" manifest:media-type="image/png"/>
  <manifest:file-entry manifest:full-path="Pictures/10000001000000EF000001522800921FAF7A1A5B.png" manifest:media-type="image/png"/>
  <manifest:file-entry manifest:full-path="Pictures/100000010000003500000054559783FAC2081914.png" manifest:media-type="image/png"/>
  <manifest:file-entry manifest:full-path="Pictures/10000001000003DC000001C6553D864D606B16F1.png" manifest:media-type="image/png"/>
  <manifest:file-entry manifest:full-path="Pictures/100000010000072D0000034A91862B823A5CBF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81aca6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28cm" svg:stroke-color="#b7b3ca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ff3838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svg:stroke-color="#333333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ff3838" draw:marker-start-width="0.252cm" draw:marker-end-width="0.252cm" draw:fill-color="#ff3838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333333" draw:marker-start-width="0.279cm" draw:marker-end-width="0.279cm" draw:fill-color="#1c1c1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opacity="0%" draw:opacity="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8cm" svg:stroke-color="#81d41a" draw:marker-start-width="0.242cm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ffbf00" draw:marker-start-width="0.242cm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a933" draw:marker-start-width="0.242cm" draw:marker-end-width="0.242cm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bf0041" draw:marker-start-width="0.242cm" draw:marker-end-width="0.242cm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35cm" svg:stroke-color="#ff4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-color="#1c1c1c"/>
      <style:paragraph-properties fo:text-align="center"/>
    </style:style>
    <style:style style:name="P5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Standaard">
        <draw:frame draw:style-name="gr1" draw:text-style-name="P1" draw:layer="layout" svg:width="11.5cm" svg:height="5.271cm" svg:x="-2.85cm" svg:y="3.036cm">
          <draw:image xlink:href="Pictures/100000010000072D0000034A91862B823A5CBF0F.png" xlink:type="simple" xlink:show="embed" xlink:actuate="onLoad" draw:mime-type="image/png">
            <text:p/>
          </draw:image>
        </draw:frame>
        <draw:frame draw:style-name="gr1" draw:text-style-name="P1" draw:layer="layout" svg:width="8.584cm" svg:height="3.736cm" svg:x="16.157cm" svg:y="1.17cm">
          <draw:image xlink:href="Pictures/10000001000003DC000001C6553D864D606B16F1.png" xlink:type="simple" xlink:show="embed" xlink:actuate="onLoad" draw:mime-type="image/png">
            <text:p/>
          </draw:image>
        </draw:frame>
        <draw:connector draw:style-name="gr2" draw:text-style-name="P1" draw:layer="layout" draw:line-skew="0.707cm 0.115cm" svg:x1="8.025cm" svg:y1="8.038cm" svg:x2="16.217cm" svg:y2="2.604cm" draw:start-shape="id1" draw:start-glue-point="2" draw:end-shape="id2" draw:end-glue-point="3" svg:d="M8025 8038v1207h4273v-6641h3919" svg:viewBox="0 0 8193 6642">
          <text:p/>
        </draw:connector>
        <draw:custom-shape draw:style-name="gr3" draw:text-style-name="P2" xml:id="id1" draw:id="id1" draw:layer="layout" svg:width="0.25cm" svg:height="0.25cm" svg:x="7.9cm" svg:y="7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25cm" svg:height="0.25cm" svg:x="7.65cm" svg:y="7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0.25cm" svg:height="0.25cm" svg:x="7.4cm" svg:y="7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0.25cm" svg:height="0.25cm" svg:x="7.15cm" svg:y="7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cm" svg:height="0.25cm" svg:x="6.9cm" svg:y="7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cm" svg:height="0.25cm" svg:x="6.65cm" svg:y="7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214cm" svg:height="0.203cm" svg:x="16.231cm" svg:y="1.7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214cm" svg:height="0.203cm" svg:x="16.224cm" svg:y="2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214cm" svg:height="0.204cm" svg:x="16.224cm" svg:y="2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215cm" svg:height="0.203cm" svg:x="16.217cm" svg:y="2.50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839cm -0.011cm" svg:x1="7.775cm" svg:y1="8.038cm" svg:x2="16.224cm" svg:y2="2.375cm" draw:start-shape="id3" draw:start-glue-point="2" draw:end-shape="id4" draw:end-glue-point="3" svg:d="M7775 8038v1339h4276v-7002h4173" svg:viewBox="0 0 8450 7003">
          <text:p/>
        </draw:connector>
        <draw:custom-shape draw:style-name="gr3" draw:text-style-name="P2" xml:id="id9" draw:id="id9" draw:layer="layout" svg:width="0.25cm" svg:height="0.25cm" svg:x="4.872cm" svg:y="7.8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275cm" svg:height="0.436cm" svg:x="4.865cm" svg:y="7.343cm">
          <draw:image xlink:href="Pictures/100000010000003500000054559783FAC2081914.png" xlink:type="simple" xlink:show="embed" xlink:actuate="onLoad" draw:mime-type="image/png">
            <text:p/>
          </draw:image>
        </draw:frame>
        <draw:connector draw:style-name="gr5" draw:text-style-name="P1" draw:layer="layout" draw:line-skew="1.157cm 0.428cm" svg:x1="5.7cm" svg:y1="8.046cm" svg:x2="16.224cm" svg:y2="2.111cm" draw:start-shape="id5" draw:start-glue-point="2" draw:end-shape="id6" draw:end-glue-point="3" svg:d="M5700 8046v1657h5753v-7592h4771" svg:viewBox="0 0 10525 7593">
          <text:p/>
        </draw:connector>
        <draw:connector draw:style-name="gr6" draw:text-style-name="P1" draw:layer="layout" draw:line-skew="0.502cm 0.964cm" svg:x1="16.231cm" svg:y1="1.875cm" svg:x2="6.178cm" svg:y2="8.046cm" draw:start-shape="id7" draw:start-glue-point="3" draw:end-shape="id8" draw:end-glue-point="2" svg:d="M16231 1875h-4462v7635h-5591v-1464" svg:viewBox="0 0 10054 7636">
          <text:p/>
        </draw:connector>
        <draw:custom-shape draw:style-name="gr3" draw:text-style-name="P2" xml:id="id8" draw:id="id8" draw:layer="layout" svg:width="0.25cm" svg:height="0.25cm" svg:x="6.053cm" svg:y="7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25cm" svg:height="0.25cm" svg:x="5.575cm" svg:y="7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25cm" svg:height="0.25cm" svg:x="5.822cm" svg:y="7.796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997cm" svg:y1="8.059cm" svg:x2="3.347cm" svg:y2="11.205cm" draw:start-shape="id9" draw:start-glue-point="2" draw:end-shape="id10" draw:end-glue-point="7" svg:d="M4997 8059v1563h-1650v1583" svg:viewBox="0 0 1651 3147">
          <text:p/>
        </draw:connector>
        <draw:custom-shape draw:style-name="gr7" draw:text-style-name="P3" xml:id="id10" draw:id="id10" draw:layer="layout" svg:width="0.427cm" svg:height="0.359cm" svg:x="3.132cm" svg:y="11.20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xml:id="id12" draw:id="id12" draw:layer="layout" svg:width="0.427cm" svg:height="0.359cm" svg:x="5.72cm" svg:y="14.11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5.947cm" svg:y1="8.046cm" svg:x2="5.935cm" svg:y2="14.115cm" draw:start-shape="id11" draw:start-glue-point="2" draw:end-shape="id12" draw:end-glue-point="7" svg:d="M5947 8046v3020h-12v3049" svg:viewBox="0 0 13 6070">
          <text:p/>
        </draw:connector>
        <draw:frame draw:style-name="gr9" draw:text-style-name="P1" draw:layer="layout" svg:width="2.394cm" svg:height="3.386cm" draw:transform="rotate (-3.14159265358979) translate (4.828cm 18.319cm)">
          <draw:image xlink:href="Pictures/10000001000000EF000001522800921FAF7A1A5B.png" xlink:type="simple" xlink:show="embed" xlink:actuate="onLoad" draw:mime-type="image/png">
            <text:p/>
          </draw:image>
        </draw:frame>
        <draw:connector draw:style-name="gr10" draw:text-style-name="P1" draw:layer="layout" draw:line-skew="0.264cm" svg:x1="7.275cm" svg:y1="8.038cm" svg:x2="3.612cm" svg:y2="14.934cm" draw:start-shape="id13" draw:start-glue-point="2" draw:end-shape="id14" draw:end-glue-point="2" svg:d="M7275 8038v3712h-3663v3184" svg:viewBox="0 0 3664 6897">
          <text:p/>
        </draw:connector>
        <draw:custom-shape draw:style-name="gr11" draw:text-style-name="P5" xml:id="id14" draw:id="id14" draw:layer="layout" svg:width="0.25cm" svg:height="0.25cm" svg:x="3.487cm" svg:y="14.93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" draw:text-style-name="P5" xml:id="id16" draw:id="id16" draw:layer="layout" svg:width="0.25cm" svg:height="0.25cm" svg:x="3.744cm" svg:y="14.93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12" draw:text-style-name="P1" draw:layer="layout" draw:line-skew="0.552cm" svg:x1="7.525cm" svg:y1="8.038cm" svg:x2="3.869cm" svg:y2="14.934cm" draw:start-shape="id15" draw:start-glue-point="2" draw:end-shape="id16" draw:end-glue-point="2" svg:d="M7525 8038v4000h-3656v2896" svg:viewBox="0 0 3657 6897">
          <text:p/>
        </draw:connector>
        <draw:connector draw:style-name="gr5" draw:text-style-name="P1" draw:layer="layout" svg:x1="3.347cm" svg:y1="11.563cm" svg:x2="3.356cm" svg:y2="14.925cm" draw:start-shape="id10" draw:start-glue-point="4" draw:end-shape="id17" draw:end-glue-point="2" svg:d="M3347 11563v1690h9v1672" svg:viewBox="0 0 10 3363">
          <text:p/>
        </draw:connector>
        <draw:custom-shape draw:style-name="gr11" draw:text-style-name="P5" xml:id="id17" draw:id="id17" draw:layer="layout" svg:width="0.25cm" svg:height="0.25cm" svg:x="3.231cm" svg:y="14.9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" draw:text-style-name="P5" xml:id="id18" draw:id="id18" draw:layer="layout" svg:width="0.25cm" svg:height="0.25cm" svg:x="2.988cm" svg:y="14.936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6" draw:text-style-name="P1" draw:layer="layout" svg:x1="5.828cm" svg:y1="14.295cm" svg:x2="3.113cm" svg:y2="14.936cm" draw:start-shape="id12" draw:start-glue-point="5" draw:end-shape="id18" draw:end-glue-point="2" svg:d="M5828 14295h-2715v641" svg:viewBox="0 0 2716 642">
          <text:p/>
        </draw:connector>
        <draw:frame draw:style-name="gr1" draw:text-style-name="P1" draw:layer="layout" svg:width="3.095cm" svg:height="5.163cm" draw:transform="rotate (-1.5707963267949) translate (19.694cm 10.233cm)">
          <draw:image xlink:href="Pictures/100000010000010C000001BF19AB9053BCB89C51.png" xlink:type="simple" xlink:show="embed" xlink:actuate="onLoad" draw:mime-type="image/png">
            <text:p/>
          </draw:image>
        </draw:frame>
        <draw:connector draw:style-name="gr5" draw:text-style-name="P1" draw:layer="layout" svg:x1="3.454cm" svg:y1="11.385cm" svg:x2="14.591cm" svg:y2="11.373cm" draw:start-shape="id10" draw:start-glue-point="9" draw:end-shape="id19" draw:end-glue-point="1" svg:d="M3454 11385h5630v-12h5507" svg:viewBox="0 0 11138 13">
          <text:p/>
        </draw:connector>
        <draw:custom-shape draw:style-name="gr11" draw:text-style-name="P5" xml:id="id19" draw:id="id19" draw:layer="layout" svg:width="0.25cm" svg:height="0.25cm" svg:x="14.591cm" svg:y="11.2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20" draw:id="id20" draw:layer="layout" svg:width="0.25cm" svg:height="0.25cm" svg:x="14.591cm" svg:y="11.49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22" draw:id="id22" draw:layer="layout" svg:width="0.25cm" svg:height="0.25cm" svg:x="14.584cm" svg:y="11.73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26" draw:id="id26" draw:layer="layout" svg:width="0.25cm" svg:height="0.25cm" svg:x="14.571cm" svg:y="11.9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24" draw:id="id24" draw:layer="layout" svg:width="0.25cm" svg:height="0.25cm" svg:x="14.564cm" svg:y="12.232cm">
          <text:p/>
          <draw:enhanced-geometry svg:viewBox="0 0 21600 21600" draw:mirror-vertical="true" draw:type="rectangle" draw:enhanced-path="M 0 0 L 21600 0 21600 21600 0 21600 0 0 Z N"/>
        </draw:custom-shape>
        <draw:connector draw:style-name="gr6" draw:text-style-name="P1" draw:layer="layout" svg:x1="6.042cm" svg:y1="14.295cm" svg:x2="14.591cm" svg:y2="11.618cm" draw:start-shape="id12" draw:start-glue-point="9" draw:end-shape="id20" draw:end-glue-point="1" svg:d="M6042 14295h4341v-2677h4208" svg:viewBox="0 0 8550 2678">
          <text:p/>
        </draw:connector>
        <draw:custom-shape draw:style-name="gr3" draw:text-style-name="P2" xml:id="id21" draw:id="id21" draw:layer="layout" svg:width="0.225cm" svg:height="0.25cm" svg:x="7.434cm" svg:y="3.38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165cm -1.136cm" svg:x1="7.546cm" svg:y1="3.386cm" svg:x2="14.584cm" svg:y2="11.862cm" draw:start-shape="id21" draw:start-glue-point="0" draw:end-shape="id22" draw:end-glue-point="1" svg:d="M7546 3386v-665h2439v9141h4599" svg:viewBox="0 0 7039 9142">
          <text:p/>
        </draw:connector>
        <draw:custom-shape draw:style-name="gr3" draw:text-style-name="P2" xml:id="id23" draw:id="id23" draw:layer="layout" svg:width="0.225cm" svg:height="0.25cm" svg:x="7.201cm" svg:y="3.385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334cm -1.44cm" svg:x1="7.313cm" svg:y1="3.385cm" svg:x2="14.564cm" svg:y2="12.357cm" draw:start-shape="id23" draw:start-glue-point="0" draw:end-shape="id24" draw:end-glue-point="1" svg:d="M7313 3385v-834h2242v9806h5009" svg:viewBox="0 0 7252 9807">
          <text:p/>
        </draw:connector>
        <draw:custom-shape draw:style-name="gr3" draw:text-style-name="P2" xml:id="id25" draw:id="id25" draw:layer="layout" svg:width="0.225cm" svg:height="0.25cm" svg:x="6.989cm" svg:y="3.375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0.52cm -1.179cm" svg:x1="7.101cm" svg:y1="3.375cm" svg:x2="14.571cm" svg:y2="12.12cm" draw:start-shape="id25" draw:start-glue-point="0" draw:end-shape="id26" draw:end-glue-point="1" svg:d="M7101 3375v-1020h2612v9765h4858" svg:viewBox="0 0 7471 9766">
          <text:p/>
        </draw:connector>
        <draw:frame draw:style-name="gr9" draw:text-style-name="P1" draw:layer="layout" svg:width="3.095cm" svg:height="5.163cm" draw:transform="rotate (1.5707963267949) translate (15.694cm 16.406cm)">
          <draw:image xlink:href="Pictures/100000010000010C000001BF19AB9053BCB89C51.png" xlink:type="simple" xlink:show="embed" xlink:actuate="onLoad" draw:mime-type="image/png">
            <text:p/>
          </draw:image>
        </draw:frame>
        <draw:frame draw:style-name="gr9" draw:text-style-name="P1" draw:layer="layout" svg:width="0.462cm" svg:height="1.211cm" svg:x="20.175cm" svg:y="14.29cm">
          <draw:image xlink:href="Pictures/10000001000000FC00000295AB699F592562A347.png" xlink:type="simple" xlink:show="embed" xlink:actuate="onLoad" draw:mime-type="image/png">
            <text:p/>
          </draw:image>
        </draw:frame>
        <draw:custom-shape draw:style-name="gr11" draw:text-style-name="P5" xml:id="id27" draw:id="id27" draw:layer="layout" svg:width="0.25cm" svg:height="0.25cm" svg:x="19.307cm" svg:y="11.2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29" draw:id="id29" draw:layer="layout" svg:width="0.25cm" svg:height="0.25cm" svg:x="19.307cm" svg:y="11.52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1" draw:id="id31" draw:layer="layout" svg:width="0.25cm" svg:height="0.25cm" svg:x="19.3cm" svg:y="11.77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3" draw:id="id33" draw:layer="layout" svg:width="0.25cm" svg:height="0.25cm" svg:x="19.287cm" svg:y="12.0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5" draw:id="id35" draw:layer="layout" svg:width="0.25cm" svg:height="0.25cm" svg:x="19.28cm" svg:y="12.2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28" draw:id="id28" draw:layer="layout" svg:width="0.25cm" svg:height="0.25cm" svg:x="20.555cm" svg:y="14.3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0" draw:id="id30" draw:layer="layout" svg:width="0.25cm" svg:height="0.25cm" svg:x="20.555cm" svg:y="14.5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2" draw:id="id32" draw:layer="layout" svg:width="0.25cm" svg:height="0.25cm" svg:x="20.548cm" svg:y="14.79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4" draw:id="id34" draw:layer="layout" svg:width="0.25cm" svg:height="0.25cm" svg:x="20.535cm" svg:y="15.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5" xml:id="id36" draw:id="id36" draw:layer="layout" svg:width="0.25cm" svg:height="0.25cm" svg:x="20.528cm" svg:y="15.287cm">
          <text:p/>
          <draw:enhanced-geometry svg:viewBox="0 0 21600 21600" draw:mirror-vertical="true" draw:type="rectangle" draw:enhanced-path="M 0 0 L 21600 0 21600 21600 0 21600 0 0 Z N"/>
        </draw:custom-shape>
        <draw:connector draw:style-name="gr16" draw:text-style-name="P1" draw:layer="layout" draw:line-skew="0.105cm" svg:x1="19.557cm" svg:y1="11.409cm" svg:x2="20.805cm" svg:y2="14.428cm" draw:start-shape="id27" draw:start-glue-point="3" draw:end-shape="id28" draw:end-glue-point="3" svg:d="M19557 11409h1853v3019h-605" svg:viewBox="0 0 1854 3020">
          <text:p/>
        </draw:connector>
        <draw:connector draw:style-name="gr6" draw:text-style-name="P1" draw:layer="layout" draw:line-skew="0.387cm" svg:x1="19.557cm" svg:y1="11.654cm" svg:x2="20.805cm" svg:y2="14.673cm" draw:start-shape="id29" draw:start-glue-point="3" draw:end-shape="id30" draw:end-glue-point="3" svg:d="M19557 11654h2135v3019h-887" svg:viewBox="0 0 2136 3020">
          <text:p/>
        </draw:connector>
        <draw:connector draw:style-name="gr13" draw:text-style-name="P1" draw:layer="layout" draw:line-skew="0.804cm" svg:x1="19.55cm" svg:y1="11.898cm" svg:x2="20.798cm" svg:y2="14.917cm" draw:start-shape="id31" draw:start-glue-point="3" draw:end-shape="id32" draw:end-glue-point="3" svg:d="M19550 11898h2552v3019h-1304" svg:viewBox="0 0 2553 3020">
          <text:p/>
        </draw:connector>
        <draw:connector draw:style-name="gr15" draw:text-style-name="P1" draw:layer="layout" draw:line-skew="1.175cm" svg:x1="19.537cm" svg:y1="12.156cm" svg:x2="20.785cm" svg:y2="15.175cm" draw:start-shape="id33" draw:start-glue-point="3" draw:end-shape="id34" draw:end-glue-point="3" svg:d="M19537 12156h2923v3019h-1675" svg:viewBox="0 0 2924 3020">
          <text:p/>
        </draw:connector>
        <draw:connector draw:style-name="gr14" draw:text-style-name="P1" draw:layer="layout" draw:line-skew="1.566cm" svg:x1="19.53cm" svg:y1="12.393cm" svg:x2="20.778cm" svg:y2="15.412cm" draw:start-shape="id35" draw:start-glue-point="3" draw:end-shape="id36" draw:end-glue-point="3" svg:d="M19530 12393h3314v3019h-2066" svg:viewBox="0 0 3315 30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9T13:53:25.764128360</meta:creation-date>
    <dc:date>2022-05-29T14:29:42.783370187</dc:date>
    <meta:editing-duration>PT36M3S</meta:editing-duration>
    <meta:editing-cycles>31</meta:editing-cycles>
    <meta:generator>LibreOffice/7.3.3.2$Linux_X86_64 LibreOffice_project/30$Build-2</meta:generator>
    <meta:document-statistic meta:object-count="65"/>
  </office:meta>
</office:document-meta>
</file>